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s" fo:country="ES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489925"/>
    </style:style>
    <style:style style:name="P3" style:family="paragraph" style:parent-style-name="Standard">
      <style:paragraph-properties fo:text-align="start" style:justify-single-word="false"/>
      <style:text-properties officeooo:paragraph-rsid="008a1f8c"/>
    </style:style>
    <style:style style:name="P4" style:family="paragraph" style:parent-style-name="Standard">
      <style:text-properties officeooo:paragraph-rsid="00582be4"/>
    </style:style>
    <style:style style:name="P5" style:family="paragraph" style:parent-style-name="Standard">
      <style:text-properties officeooo:rsid="00496d7c" officeooo:paragraph-rsid="00582be4"/>
    </style:style>
    <style:style style:name="P6" style:family="paragraph" style:parent-style-name="Standard">
      <style:text-properties officeooo:rsid="00496d7c" officeooo:paragraph-rsid="0064dac7"/>
    </style:style>
    <style:style style:name="P7" style:family="paragraph" style:parent-style-name="Standard">
      <style:text-properties officeooo:rsid="00496d7c" officeooo:paragraph-rsid="0076f5c6"/>
    </style:style>
    <style:style style:name="P8" style:family="paragraph" style:parent-style-name="Standard">
      <style:text-properties officeooo:paragraph-rsid="00664fc0"/>
    </style:style>
    <style:style style:name="P9" style:family="paragraph" style:parent-style-name="Standard">
      <style:text-properties officeooo:rsid="007143ce" officeooo:paragraph-rsid="007143ce"/>
    </style:style>
    <style:style style:name="P10" style:family="paragraph" style:parent-style-name="Standard">
      <style:text-properties officeooo:rsid="007143ce" officeooo:paragraph-rsid="00895de4"/>
    </style:style>
    <style:style style:name="P11" style:family="paragraph" style:parent-style-name="Text_20_body">
      <style:paragraph-properties fo:text-align="start" style:justify-single-word="false"/>
      <style:text-properties officeooo:rsid="00496d7c" officeooo:paragraph-rsid="00496d7c"/>
    </style:style>
    <style:style style:name="P12" style:family="paragraph" style:parent-style-name="Text_20_body">
      <style:paragraph-properties fo:text-align="start" style:justify-single-word="false"/>
      <style:text-properties officeooo:rsid="00496d7c" officeooo:paragraph-rsid="00582be4"/>
    </style:style>
    <style:style style:name="P13" style:family="paragraph" style:parent-style-name="Text_20_body">
      <style:paragraph-properties fo:text-align="start" style:justify-single-word="false"/>
      <style:text-properties officeooo:rsid="00496d7c" officeooo:paragraph-rsid="0064dac7"/>
    </style:style>
    <style:style style:name="P14" style:family="paragraph" style:parent-style-name="Text_20_body">
      <style:paragraph-properties fo:text-align="start" style:justify-single-word="false"/>
      <style:text-properties officeooo:rsid="004a25e9" officeooo:paragraph-rsid="004a25e9"/>
    </style:style>
    <style:style style:name="P15" style:family="paragraph" style:parent-style-name="Text_20_body">
      <style:paragraph-properties fo:text-align="start" style:justify-single-word="false"/>
      <style:text-properties fo:font-size="14pt" fo:font-style="italic" fo:font-weight="bold" officeooo:rsid="00496d7c" officeooo:paragraph-rsid="00532a67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2pt" fo:language="es" fo:country="ES" fo:font-weight="normal" officeooo:rsid="0051ccb0" officeooo:paragraph-rsid="008a1f8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fo:font-size="12pt" officeooo:rsid="00582be4" officeooo:paragraph-rsid="00582be4"/>
    </style:style>
    <style:style style:name="P18" style:family="paragraph" style:parent-style-name="Standard">
      <style:text-properties fo:font-size="12pt" officeooo:rsid="00582be4" officeooo:paragraph-rsid="0059ceb8"/>
    </style:style>
    <style:style style:name="P19" style:family="paragraph" style:parent-style-name="Standard" style:list-style-name="L5">
      <style:text-properties fo:font-size="12pt" officeooo:rsid="00582be4" officeooo:paragraph-rsid="005f4d7e"/>
    </style:style>
    <style:style style:name="P20" style:family="paragraph" style:parent-style-name="Standard">
      <style:text-properties fo:font-size="12pt" officeooo:rsid="00582be4" officeooo:paragraph-rsid="0064dac7"/>
    </style:style>
    <style:style style:name="P21" style:family="paragraph" style:parent-style-name="Standard" style:list-style-name="L5">
      <style:text-properties officeooo:rsid="0059ceb8" officeooo:paragraph-rsid="0059ceb8"/>
    </style:style>
    <style:style style:name="P22" style:family="paragraph" style:parent-style-name="Standard" style:list-style-name="L5">
      <style:text-properties officeooo:rsid="0059ceb8" officeooo:paragraph-rsid="005f4d7e"/>
    </style:style>
    <style:style style:name="P23" style:family="paragraph" style:parent-style-name="Standard" style:list-style-name="L7">
      <style:text-properties officeooo:rsid="0059ceb8" officeooo:paragraph-rsid="0076f5c6"/>
    </style:style>
    <style:style style:name="P24" style:family="paragraph" style:parent-style-name="Standard" style:list-style-name="L5">
      <style:text-properties fo:font-weight="bold" officeooo:rsid="0059ceb8" officeooo:paragraph-rsid="00895de4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8a1f8c"/>
    </style:style>
    <style:style style:name="P26" style:family="paragraph" style:parent-style-name="Standard">
      <style:text-properties officeooo:rsid="00496d7c" officeooo:paragraph-rsid="00582be4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ize="12pt" fo:language="es" fo:country="ES" fo:font-weight="normal" officeooo:rsid="0051ccb0" officeooo:paragraph-rsid="008e763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text-position="0% 100%" fo:font-size="14pt" fo:language="es" fo:country="ES" fo:font-weight="bold" officeooo:rsid="00532a67" officeooo:paragraph-rsid="00532a6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ext_20_body" style:list-style-name="L1"/>
    <style:style style:name="P30" style:family="paragraph" style:parent-style-name="Text_20_body" style:list-style-name="L3">
      <style:text-properties officeooo:paragraph-rsid="00944683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496d7c" officeooo:paragraph-rsid="00496d7c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496d7c" officeooo:paragraph-rsid="0059ceb8"/>
    </style:style>
    <style:style style:name="P33" style:family="paragraph" style:parent-style-name="Text_20_body" style:list-style-name="L7">
      <style:paragraph-properties fo:text-align="start" style:justify-single-word="false"/>
      <style:text-properties officeooo:rsid="00496d7c" officeooo:paragraph-rsid="0064dac7"/>
    </style:style>
    <style:style style:name="P34" style:family="paragraph" style:parent-style-name="Text_20_body" style:list-style-name="L7">
      <style:paragraph-properties fo:text-align="start" style:justify-single-word="false"/>
      <style:text-properties officeooo:rsid="00496d7c" officeooo:paragraph-rsid="006ddcd9"/>
    </style:style>
    <style:style style:name="P35" style:family="paragraph" style:parent-style-name="Text_20_body">
      <style:paragraph-properties fo:text-align="start" style:justify-single-word="false"/>
      <style:text-properties officeooo:rsid="00496d7c" officeooo:paragraph-rsid="00496d7c"/>
    </style:style>
    <style:style style:name="P36" style:family="paragraph" style:parent-style-name="Text_20_body">
      <style:paragraph-properties fo:text-align="start" style:justify-single-word="false"/>
      <style:text-properties officeooo:rsid="00496d7c" officeooo:paragraph-rsid="0064dac7"/>
    </style:style>
    <style:style style:name="P37" style:family="paragraph" style:parent-style-name="Text_20_body">
      <style:paragraph-properties fo:text-align="start" style:justify-single-word="false"/>
      <style:text-properties officeooo:rsid="00496d7c" officeooo:paragraph-rsid="004c0718"/>
    </style:style>
    <style:style style:name="P38" style:family="paragraph" style:parent-style-name="Text_20_body" style:list-style-name="L6">
      <style:paragraph-properties fo:text-align="start" style:justify-single-word="false"/>
      <style:text-properties officeooo:paragraph-rsid="004c0718"/>
    </style:style>
    <style:style style:name="P39" style:family="paragraph" style:parent-style-name="Text_20_body" style:list-style-name="L8">
      <style:paragraph-properties fo:text-align="start" style:justify-single-word="false"/>
      <style:text-properties officeooo:paragraph-rsid="0089bdf1"/>
    </style:style>
    <style:style style:name="P40" style:family="paragraph" style:parent-style-name="Text_20_body" style:list-style-name="L8">
      <style:paragraph-properties fo:text-align="start" style:justify-single-word="false"/>
      <style:text-properties officeooo:paragraph-rsid="007b2042"/>
    </style:style>
    <style:style style:name="P41" style:family="paragraph" style:parent-style-name="Text_20_body" style:list-style-name="L9">
      <style:paragraph-properties fo:text-align="start" style:justify-single-word="false"/>
      <style:text-properties officeooo:paragraph-rsid="0064dac7"/>
    </style:style>
    <style:style style:name="P42" style:family="paragraph" style:parent-style-name="Text_20_body">
      <style:text-properties officeooo:paragraph-rsid="00944683"/>
    </style:style>
    <style:style style:name="T1" style:family="text">
      <style:text-properties style:text-position="0% 100%" fo:font-size="28pt" fo:language="es" fo:country="ES" fo:font-weight="bold" officeooo:rsid="00459d08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" style:family="text">
      <style:text-properties style:text-position="0% 100%" fo:font-size="28pt" fo:language="es" fo:country="ES" fo:font-weight="bold" officeooo:rsid="004e9bc1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" style:family="text">
      <style:text-properties style:text-position="0% 100%" fo:font-size="28pt" fo:language="es" fo:country="ES" fo:font-weight="bold" officeooo:rsid="00489925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style:text-position="0% 100%" fo:language="es" fo:country="ES" fo:font-weight="normal" officeooo:rsid="00578f0c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text-position="0% 100%" fo:language="es" fo:country="ES" fo:font-weight="normal" officeooo:rsid="007a1dbb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text-position="0% 100%" fo:language="es" fo:country="ES" fo:font-weight="normal" officeooo:rsid="007ee903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text-position="0% 100%" fo:language="es" fo:country="ES" fo:font-weight="normal" officeooo:rsid="0080f97f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text-position="0% 100%" fo:language="es" fo:country="ES" fo:font-weight="normal" officeooo:rsid="0092197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style:text-position="0% 100%" fo:language="es" fo:country="ES" style:language-asian="zxx" style:country-asian="none" style:language-complex="zxx" style:country-complex="none"/>
    </style:style>
    <style:style style:name="T10" style:family="text">
      <style:text-properties style:text-position="0% 100%" fo:language="es" fo:country="ES" officeooo:rsid="00532a67" style:language-asian="zxx" style:country-asian="none" style:language-complex="zxx" style:country-complex="none"/>
    </style:style>
    <style:style style:name="T11" style:family="text">
      <style:text-properties style:text-position="0% 100%" fo:font-size="12pt" fo:language="es" fo:country="ES" fo:font-weight="normal" officeooo:rsid="004a25e9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text-position="0% 100%" fo:font-size="12pt" fo:language="es" fo:country="ES" fo:font-weight="normal" officeooo:rsid="005ad1f0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text-position="0% 100%" fo:font-size="12pt" fo:language="es" fo:country="ES" fo:font-weight="normal" officeooo:rsid="005c6607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style:text-position="0% 100%" fo:font-size="12pt" fo:language="es" fo:country="ES" fo:font-weight="normal" officeooo:rsid="005d622d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style:text-position="0% 100%" fo:font-size="12pt" fo:language="es" fo:country="ES" fo:font-weight="normal" officeooo:rsid="0061eeef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style:text-position="0% 100%" fo:font-size="12pt" fo:language="es" fo:country="ES" fo:font-weight="normal" officeooo:rsid="0064dac7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text-position="0% 100%" fo:font-size="12pt" fo:language="es" fo:country="ES" fo:font-weight="normal" officeooo:rsid="0068e2c0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text-position="0% 100%" fo:font-size="12pt" fo:language="es" fo:country="ES" fo:font-weight="normal" officeooo:rsid="00695776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style:text-position="0% 100%" fo:font-size="12pt" fo:language="es" fo:country="ES" fo:font-weight="normal" officeooo:rsid="00582be4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style:text-position="0% 100%" fo:font-size="12pt" fo:language="es" fo:country="ES" fo:font-weight="normal" officeooo:rsid="006bb791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style:text-position="0% 100%" fo:font-size="12pt" fo:language="es" fo:country="ES" fo:font-weight="normal" officeooo:rsid="00733c8d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style:text-position="0% 100%" fo:font-size="12pt" fo:language="es" fo:country="ES" fo:font-weight="normal" officeooo:rsid="00749ae0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text-position="0% 100%" fo:font-size="12pt" fo:language="es" fo:country="ES" fo:font-weight="normal" officeooo:rsid="0075b5b4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style:text-position="0% 100%" fo:font-size="12pt" fo:language="es" fo:country="ES" fo:font-weight="normal" officeooo:rsid="0076f5c6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style:text-position="0% 100%" fo:font-size="12pt" fo:language="es" fo:country="ES" fo:font-weight="normal" officeooo:rsid="007882cb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text-position="0% 100%" fo:font-size="12pt" fo:language="es" fo:country="ES" fo:font-weight="normal" officeooo:rsid="007ad82e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style:text-position="0% 100%" fo:font-size="12pt" fo:language="es" fo:country="ES" fo:font-weight="normal" officeooo:rsid="0087fec0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style:text-position="0% 100%" fo:font-size="12pt" fo:language="es" fo:country="ES" fo:font-weight="normal" officeooo:rsid="0051ccb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style:text-position="0% 100%" fo:font-size="12pt" fo:language="es" fo:country="ES" fo:font-weight="normal" officeooo:rsid="008a1f8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0" style:family="text">
      <style:text-properties style:text-position="0% 100%" fo:font-size="12pt" fo:language="es" fo:country="ES" fo:font-weight="normal" officeooo:rsid="0051cc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style:text-position="0% 100%" fo:font-size="12pt" fo:language="es" fo:country="ES" fo:font-weight="bold" officeooo:rsid="00678371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style:text-position="0% 100%" fo:font-size="12pt" fo:language="es" fo:country="ES" fo:font-weight="bold" officeooo:rsid="006ddcd9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style:text-position="0% 100%" fo:font-size="12pt" fo:language="es" fo:country="ES" fo:font-weight="bold" officeooo:rsid="006e2ec5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position="0% 100%" fo:font-size="12pt" fo:language="es" fo:country="ES" fo:font-weight="bold" officeooo:rsid="007143ce" style:language-asian="zxx" style:country-asian="none" style:font-weight-asian="bold" style:language-complex="zxx" style:country-complex="none" style:font-weight-complex="bold"/>
    </style:style>
    <style:style style:name="T35" style:family="text">
      <style:text-properties style:text-position="0% 100%" fo:font-size="12pt" fo:language="es" fo:country="ES" fo:font-weight="bold" officeooo:rsid="0076f5c6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style:text-position="0% 100%" fo:font-size="12pt" fo:language="es" fo:country="ES" fo:font-weight="bold" officeooo:rsid="007ad82e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style:text-position="0% 100%" fo:font-size="12pt" fo:language="es" fo:country="ES" fo:font-weight="bold" officeooo:rsid="00868915" style:language-asian="zxx" style:country-asian="none" style:font-weight-asian="bold" style:language-complex="zxx" style:country-complex="none" style:font-weight-complex="bold"/>
    </style:style>
    <style:style style:name="T38" style:family="text">
      <style:text-properties style:text-position="0% 100%" fo:font-size="12pt" fo:language="es" fo:country="ES" fo:font-weight="bold" officeooo:rsid="0087fec0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style:text-position="0% 100%" fo:font-size="12pt" fo:language="es" fo:country="ES" fo:font-weight="bold" officeooo:rsid="0051ccb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0" style:family="text">
      <style:text-properties style:text-position="0% 100%" fo:font-size="14pt" fo:language="es" fo:country="ES" fo:font-style="italic" fo:font-weight="bold" officeooo:rsid="00532a67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1" style:family="text">
      <style:text-properties style:text-position="0% 100%" fo:font-size="14pt" fo:language="es" fo:country="ES" fo:font-style="italic" fo:font-weight="bold" officeooo:rsid="00582be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2" style:family="text">
      <style:text-properties style:text-position="0% 100%" fo:font-size="14pt" fo:language="es" fo:country="ES" fo:font-style="italic" fo:font-weight="bold" officeooo:rsid="0064dac7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3" style:family="text">
      <style:text-properties style:text-position="super 58%" fo:font-size="28pt" fo:language="es" fo:country="ES" fo:font-weight="bold" officeooo:rsid="00489925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4" style:family="text">
      <style:text-properties style:text-position="super 58%"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text-position="super 58%" fo:font-size="12pt" fo:language="es" fo:country="ES" fo:font-weight="normal" officeooo:rsid="00895de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text-position="super 58%" fo:font-size="12pt" fo:language="es" fo:country="ES" officeooo:rsid="00895de4" style:font-size-asian="12pt" style:language-asian="zxx" style:country-asian="none" style:font-size-complex="12pt" style:language-complex="zxx" style:country-complex="none"/>
    </style:style>
    <style:style style:name="T47" style:family="text">
      <style:text-properties style:text-position="super 58%" fo:font-size="12pt" fo:language="es" fo:country="ES" fo:font-weight="bold" officeooo:rsid="00895de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" style:family="text">
      <style:text-properties style:text-position="super 58%" officeooo:rsid="008321b1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font-size="12pt" officeooo:rsid="004a25e9"/>
    </style:style>
    <style:style style:name="T51" style:family="text">
      <style:text-properties fo:font-size="12pt" fo:font-style="italic" officeooo:rsid="004a25e9" style:font-style-asian="italic" style:font-style-complex="italic"/>
    </style:style>
    <style:style style:name="T52" style:family="text">
      <style:text-properties fo:font-size="12pt" officeooo:rsid="00496d7c"/>
    </style:style>
    <style:style style:name="T53" style:family="text">
      <style:text-properties fo:font-size="12pt" fo:language="es" fo:country="ES" fo:font-weight="normal" officeooo:rsid="004781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fo:font-size="12pt" fo:language="es" fo:country="ES" fo:font-weight="normal" officeooo:rsid="0051ccb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fo:font-size="12pt" fo:language="es" fo:country="ES" fo:font-weight="normal" officeooo:rsid="004e7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fo:font-size="12pt" fo:language="es" fo:country="ES" fo:font-weight="normal" officeooo:rsid="004e9bc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fo:font-size="12pt" fo:language="es" fo:country="ES" fo:font-weight="normal" officeooo:rsid="0051cc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fo:font-size="12pt" fo:language="es" fo:country="ES" fo:font-weight="bold" officeooo:rsid="0051ccb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60" style:family="text">
      <style:text-properties fo:font-size="12pt" officeooo:rsid="00582be4"/>
    </style:style>
    <style:style style:name="T61" style:family="text">
      <style:text-properties fo:font-size="12pt" officeooo:rsid="005c6607"/>
    </style:style>
    <style:style style:name="T62" style:family="text">
      <style:text-properties fo:font-size="12pt" officeooo:rsid="005f4d7e"/>
    </style:style>
    <style:style style:name="T63" style:family="text">
      <style:text-properties fo:font-size="12pt" officeooo:rsid="0060ec16"/>
    </style:style>
    <style:style style:name="T64" style:family="text">
      <style:text-properties fo:font-size="12pt" officeooo:rsid="0061eeef"/>
    </style:style>
    <style:style style:name="T65" style:family="text">
      <style:text-properties fo:font-size="12pt" officeooo:rsid="00624c3b"/>
    </style:style>
    <style:style style:name="T66" style:family="text">
      <style:text-properties fo:font-size="12pt" officeooo:rsid="00664fc0"/>
    </style:style>
    <style:style style:name="T67" style:family="text">
      <style:text-properties fo:font-size="12pt" officeooo:rsid="0068e2c0"/>
    </style:style>
    <style:style style:name="T68" style:family="text">
      <style:text-properties fo:font-size="12pt" fo:font-weight="bold" officeooo:rsid="004a25e9" style:font-weight-asian="bold" style:font-weight-complex="bold"/>
    </style:style>
    <style:style style:name="T69" style:family="text">
      <style:text-properties fo:font-size="12pt" fo:font-weight="bold" officeooo:rsid="00868915" style:font-weight-asian="bold" style:font-weight-complex="bold"/>
    </style:style>
    <style:style style:name="T70" style:family="text">
      <style:text-properties fo:font-size="12pt" fo:font-weight="bold" officeooo:rsid="0087fec0" style:font-weight-asian="bold" style:font-weight-complex="bold"/>
    </style:style>
    <style:style style:name="T71" style:family="text">
      <style:text-properties officeooo:rsid="004a25e9"/>
    </style:style>
    <style:style style:name="T72" style:family="text">
      <style:text-properties style:text-position="sub 58%"/>
    </style:style>
    <style:style style:name="T73" style:family="text">
      <style:text-properties officeooo:rsid="00496d7c"/>
    </style:style>
    <style:style style:name="T74" style:family="text">
      <style:text-properties officeooo:rsid="00532a67"/>
    </style:style>
    <style:style style:name="T7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size="14pt" fo:font-style="italic" fo:font-weight="bold" officeooo:rsid="005749d9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officeooo:rsid="00578f0c"/>
    </style:style>
    <style:style style:name="T78" style:family="text">
      <style:text-properties fo:font-weight="bold" officeooo:rsid="007b2042" style:font-weight-asian="bold" style:font-weight-complex="bold"/>
    </style:style>
    <style:style style:name="T79" style:family="text">
      <style:text-properties officeooo:rsid="00582be4"/>
    </style:style>
    <style:style style:name="T80" style:family="text">
      <style:text-properties officeooo:rsid="0064dac7"/>
    </style:style>
    <style:style style:name="T81" style:family="text">
      <style:text-properties fo:font-weight="normal" officeooo:rsid="007ee903" style:font-weight-asian="normal" style:font-weight-complex="normal"/>
    </style:style>
    <style:style style:name="T82" style:family="text">
      <style:text-properties officeooo:rsid="007a1dbb"/>
    </style:style>
    <style:style style:name="T83" style:family="text">
      <style:text-properties officeooo:rsid="007b2042"/>
    </style:style>
    <style:style style:name="T84" style:family="text">
      <style:text-properties officeooo:rsid="007c9fc4"/>
    </style:style>
    <style:style style:name="T85" style:family="text">
      <style:text-properties officeooo:rsid="007ee903"/>
    </style:style>
    <style:style style:name="T86" style:family="text">
      <style:text-properties officeooo:rsid="007eebda"/>
    </style:style>
    <style:style style:name="T87" style:family="text">
      <style:text-properties officeooo:rsid="0082b3e0"/>
    </style:style>
    <style:style style:name="T88" style:family="text">
      <style:text-properties officeooo:rsid="008e7638"/>
    </style:style>
    <style:style style:name="T89" style:family="text">
      <style:text-properties style:font-size-asian="12pt"/>
    </style:style>
    <style:style style:name="T90" style:family="text">
      <style:text-properties officeooo:rsid="008321b1"/>
    </style:style>
    <style:style style:name="T91" style:family="text">
      <style:text-properties officeooo:rsid="0092197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157916524992" text:id="ct2157916524992">
          <text:deletion>
            <office:change-info>
              <dc:creator>Autor desconocido</dc:creator>
              <dc:date>2021-07-11T11:01:08</dc:date>
            </office:change-info>
            <text:p text:style-name="P16"/>
            <text:p text:style-name="P3"><text:span text:style-name="T28"/></text:p>
            <text:p text:style-name="P16"/>
          </text:deletion>
        </text:changed-region>
        <text:changed-region xml:id="ct2157916529552" text:id="ct2157916529552">
          <text:insertion>
            <office:change-info>
              <dc:creator>Autor desconocido</dc:creator>
              <dc:date>2021-07-11T11:01:02</dc:date>
            </office:change-info>
          </text:insertion>
        </text:changed-region>
        <text:changed-region xml:id="ct2157916545872" text:id="ct2157916545872">
          <text:deletion>
            <office:change-info>
              <dc:creator>Autor desconocido</dc:creator>
              <dc:date>2021-07-11T11:02:26</dc:date>
            </office:change-info>
            <text:p text:style-name="P3"/>
            <text:p text:style-name="P16"/>
            <text:p text:style-name="P3"/>
          </text:deletion>
        </text:changed-region>
        <text:changed-region xml:id="ct2157916532912" text:id="ct2157916532912">
          <text:deletion>
            <office:change-info>
              <dc:creator>Autor desconocido</dc:creator>
              <dc:date>2021-07-11T11:02:26</dc:date>
            </office:change-info>
            <text:p text:style-name="P3">The hypotheses of the Fisher’s exact test are the same than for the Chi-square test, that is:</text:p>
          </text:deletion>
        </text:changed-region>
        <text:changed-region xml:id="ct2157916549952" text:id="ct2157916549952">
          <text:format-change>
            <office:change-info>
              <dc:creator>Autor desconocido</dc:creator>
              <dc:date>2021-07-11T11:02:37</dc:date>
            </office:change-info>
          </text:format-change>
        </text:changed-region>
        <text:changed-region xml:id="ct2157916549472" text:id="ct2157916549472">
          <text:deletion>
            <office:change-info>
              <dc:creator>Autor desconocido</dc:creator>
              <dc:date>2021-07-11T11:02:33</dc:date>
            </office:change-info>
            <text:list xml:id="list2700153724" text:style-name="L1">
              <text:list-item>
                <text:p text:style-name="P29"><text:span text:style-name="T72"/></text:p>
              </text:list-item>
              <text:list-item>
                <text:p text:style-name="P29"><text:span text:style-name="T72"/></text:p>
              </text:list-item>
            </text:list>
          </text:deletion>
        </text:changed-region>
        <text:changed-region xml:id="ct2157916540112" text:id="ct2157916540112">
          <text:insertion>
            <office:change-info>
              <dc:creator>Autor desconocido</dc:creator>
              <dc:date>2021-07-11T11:03:17</dc:date>
            </office:change-info>
          </text:insertion>
        </text:changed-region>
        <text:changed-region xml:id="ct2157916547312" text:id="ct2157916547312">
          <text:deletion>
            <office:change-info>
              <dc:creator>Autor desconocido</dc:creator>
              <dc:date>2021-07-11T11:03:22</dc:date>
            </office:change-info>
            <text:p text:style-name="Text_20_body"><text:span text:style-name="T91">the variables are</text:span></text:p>
          </text:deletion>
        </text:changed-region>
        <text:changed-region xml:id="ct2157916543952" text:id="ct2157916543952">
          <text:insertion>
            <office:change-info>
              <dc:creator>Autor desconocido</dc:creator>
              <dc:date>2021-07-11T11:03:22</dc:date>
            </office:change-info>
          </text:insertion>
        </text:changed-region>
        <text:changed-region xml:id="ct2157916546592" text:id="ct2157916546592">
          <text:insertion>
            <office:change-info>
              <dc:creator>Autor desconocido</dc:creator>
              <dc:date>2021-07-11T11:03:24</dc:date>
            </office:change-info>
          </text:insertion>
        </text:changed-region>
        <text:changed-region xml:id="ct2157916542032" text:id="ct2157916542032">
          <text:insertion>
            <office:change-info>
              <dc:creator>Autor desconocido</dc:creator>
              <dc:date>2021-07-11T11:03:25</dc:date>
            </office:change-info>
          </text:insertion>
        </text:changed-region>
        <text:changed-region xml:id="ct2157916544192" text:id="ct2157916544192">
          <text:deletion>
            <office:change-info>
              <dc:creator>Autor desconocido</dc:creator>
              <dc:date>2021-07-11T11:03:42</dc:date>
            </office:change-info>
            <text:p text:style-name="Text_20_body"><text:span text:style-name="T91">, there is </text:span><text:span text:style-name="Strong_20_Emphasis"><text:span text:style-name="T91">no</text:span></text:span><text:span text:style-name="T91"> relationship between the two categorical variables</text:span></text:p>
          </text:deletion>
        </text:changed-region>
        <text:changed-region xml:id="ct2157916545632" text:id="ct2157916545632">
          <text:insertion>
            <office:change-info>
              <dc:creator>Autor desconocido</dc:creator>
              <dc:date>2021-07-11T11:03:45</dc:date>
            </office:change-info>
          </text:insertion>
        </text:changed-region>
        <text:changed-region xml:id="ct2157916546832" text:id="ct2157916546832">
          <text:insertion>
            <office:change-info>
              <dc:creator>Autor desconocido</dc:creator>
              <dc:date>2021-07-11T11:04:05</dc:date>
            </office:change-info>
          </text:insertion>
        </text:changed-region>
        <text:changed-region xml:id="ct2157916548992" text:id="ct2157916548992">
          <text:deletion>
            <office:change-info>
              <dc:creator>Autor desconocido</dc:creator>
              <dc:date>2021-07-11T11:04:16</dc:date>
            </office:change-info>
            <text:p text:style-name="Text_20_body"><text:span text:style-name="T91">Knowing the value of one variable does not help to predict the value of the other variable </text:span></text:p>
          </text:deletion>
        </text:changed-region>
        <text:changed-region xml:id="ct2157916541792" text:id="ct2157916541792">
          <text:format-change>
            <office:change-info>
              <dc:creator>Autor desconocido</dc:creator>
              <dc:date>2021-07-11T11:02:39</dc:date>
            </office:change-info>
          </text:format-change>
        </text:changed-region>
        <text:changed-region xml:id="ct2157916545152" text:id="ct2157916545152">
          <text:deletion>
            <office:change-info>
              <dc:creator>Autor desconocido</dc:creator>
              <dc:date>2021-07-11T11:02:41</dc:date>
            </office:change-info>
            <text:p text:style-name="P42"><text:span text:style-name="T72"><text:s/></text:span></text:p>
          </text:deletion>
        </text:changed-region>
        <text:changed-region xml:id="ct2157916521872" text:id="ct2157916521872">
          <text:deletion>
            <office:change-info>
              <dc:creator>Autor desconocido</dc:creator>
              <dc:date>2021-07-11T11:04:31</dc:date>
            </office:change-info>
            <text:p text:style-name="P42">the variables are dependent</text:p>
          </text:deletion>
        </text:changed-region>
        <text:changed-region xml:id="ct2157916528352" text:id="ct2157916528352">
          <text:insertion>
            <office:change-info>
              <dc:creator>Autor desconocido</dc:creator>
              <dc:date>2021-07-11T11:04:31</dc:date>
            </office:change-info>
          </text:insertion>
        </text:changed-region>
        <text:changed-region xml:id="ct2157916544912" text:id="ct2157916544912">
          <text:deletion>
            <office:change-info>
              <dc:creator>Autor desconocido</dc:creator>
              <dc:date>2021-07-11T11:04:42</dc:date>
            </office:change-info>
            <text:p text:style-name="P42"><text:span text:style-name="T91">, there is a relationship between the two categorical variables</text:span></text:p>
          </text:deletion>
        </text:changed-region>
        <text:changed-region xml:id="ct2157916544432" text:id="ct2157916544432">
          <text:insertion>
            <office:change-info>
              <dc:creator>Autor desconocido</dc:creator>
              <dc:date>2021-07-11T11:04:46</dc:date>
            </office:change-info>
          </text:insertion>
        </text:changed-region>
        <text:changed-region xml:id="ct2157916540592" text:id="ct2157916540592">
          <text:deletion>
            <office:change-info>
              <dc:creator>Autor desconocido</dc:creator>
              <dc:date>2021-07-11T11:04:58</dc:date>
            </office:change-info>
            <text:p text:style-name="P42"><text:span text:style-name="T91">Knowing the value of one variable helps to predict the value of the </text:span></text:p>
          </text:deletion>
        </text:changed-region>
        <text:changed-region xml:id="ct2157916557392" text:id="ct2157916557392">
          <text:deletion>
            <office:change-info>
              <dc:creator>Autor desconocido</dc:creator>
              <dc:date>2021-07-11T11:05:02</dc:date>
            </office:change-info>
            <text:p text:style-name="P42"><text:span text:style-name="T91">other variable </text:span></text:p>
          </text:deletion>
        </text:changed-region>
        <text:changed-region xml:id="ct2157916533152" text:id="ct2157916533152">
          <text:insertion>
            <office:change-info>
              <dc:creator>Autor desconocido</dc:creator>
              <dc:date>2021-07-11T11:05:18</dc:date>
            </office:change-info>
          </text:insertion>
        </text:changed-region>
        <text:changed-region xml:id="ct2157916526192" text:id="ct2157916526192">
          <text:deletion>
            <office:change-info>
              <dc:creator>Autor desconocido</dc:creator>
              <dc:date>2021-07-11T11:05:14</dc:date>
            </office:change-info>
            <text:p text:style-name="P11"/>
            <text:p text:style-name="P11"/>
          </text:deletion>
        </text:changed-region>
        <text:changed-region xml:id="ct2157916521152" text:id="ct2157916521152">
          <text:insertion>
            <office:change-info>
              <dc:creator>Autor desconocido</dc:creator>
              <dc:date>2021-07-11T11:01:31</dc:date>
            </office:change-info>
          </text:insertion>
        </text:changed-region>
        <text:changed-region xml:id="ct2157916529792" text:id="ct2157916529792">
          <text:insertion>
            <office:change-info>
              <dc:creator>Autor desconocido</dc:creator>
              <dc:date>2021-07-11T11:02:11</dc:date>
            </office:change-info>
          </text:insertion>
        </text:changed-region>
        <text:changed-region xml:id="ct2157916566512" text:id="ct2157916566512">
          <text:deletion>
            <office:change-info>
              <dc:creator>Autor desconocido</dc:creator>
              <dc:date>2021-07-11T11:05:47</dc:date>
            </office:change-info>
            <text:p text:style-name="P37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><text:span text:style-name="T40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uposiciones del </text:span><text:span text:style-name="T2">test</text:span><text:span text:style-name="T1"> </text:span><text:span text:style-name="T49">χ</text:span><text:span text:style-name="T43">2</text:span><text:span text:style-name="T3"> </text:span><text:span text:style-name="T2">de Pearson</text:span></text:p>
      <text:p text:style-name="P1"/>
      <text:p text:style-name="P3"><text:span text:style-name="T54">El test </text:span><text:span text:style-name="T58">χ</text:span><text:span text:style-name="T44">2</text:span><text:span text:style-name="T53"> </text:span><text:span text:style-name="T57">de Pearson </text:span><text:span text:style-name="T55">(</text:span><text:span text:style-name="T56">Pearson’s </text:span><text:span text:style-name="T55">chi-square</text:span><text:span text:style-name="T56">d</text:span><text:span text:style-name="T55">) </text:span><text:span text:style-name="T54">sirve para estudiar </text:span><text:span text:style-name="T59">2 factores</text:span><text:span text:style-name="T54"> mediante tablas de contingencia (=conteos). </text:span><text:span text:style-name="T59">Cada factor</text:span><text:span text:style-name="T54"> debe tener mínimo</text:span><text:span text:style-name="T59"> 1 o más niveles</text:span><text:span text:style-name="T54">. </text:span></text:p>
      <text:p text:style-name="P16"><text:change text:change-id="ct2157916524992"/></text:p>
      <text:p text:style-name="P3"><text:span text:style-name="T28">L</text:span><text:span text:style-name="T29">a hipótesis que contrasta el </text:span><text:span text:style-name="T30">χ</text:span><text:span text:style-name="T44">2 </text:span>es<text:change-start text:change-id="ct2157916529552"/>:<text:change-end text:change-id="ct2157916529552"/><text:change text:change-id="ct2157916545872"/><text:change text:change-id="ct2157916532912"/></text:p>
      <text:list xml:id="list110550446844098" text:continue-numbering="true" text:style-name="L1">
        <text:list-item>
          <text:p text:style-name="P29"><text:bookmark text:name="MJXc-Node-15"/><text:bookmark text:name="MathJax-Element-4-Frame"/><text:bookmark text:name="MJXc-Node-12"/><text:bookmark text:name="MJXc-Node-13"/><text:bookmark text:name="MJXc-Node-14"/>H<text:bookmark text:name="MJXc-Node-16"/><text:change-start text:change-id="ct2157916549952"/><text:span text:style-name="T72">0</text:span><text:change-end text:change-id="ct2157916549952"/><text:change text:change-id="ct2157916549472"/>: <text:change-start text:change-id="ct2157916540112"/><text:span text:style-name="T91">Los factores </text:span><text:change-end text:change-id="ct2157916540112"/><text:change text:change-id="ct2157916547312"/><text:change-start text:change-id="ct2157916543952"/><text:span text:style-name="T8">son</text:span><text:change-end text:change-id="ct2157916543952"/> independ<text:change-start text:change-id="ct2157916546592"/><text:span text:style-name="T91">i</text:span><text:change-end text:change-id="ct2157916546592"/>ent<text:change-start text:change-id="ct2157916542032"/><text:span text:style-name="T91">es</text:span><text:change-end text:change-id="ct2157916542032"/><text:change text:change-id="ct2157916544192"/>. <text:change-start text:change-id="ct2157916545632"/><text:span text:style-name="T91">Conocer</text:span><text:change-end text:change-id="ct2157916545632"/><text:change-start text:change-id="ct2157916546832"/><text:span text:style-name="T91"> un factor no ayuda a predecir el valor del otro factor.</text:span><text:change-end text:change-id="ct2157916546832"/><text:change text:change-id="ct2157916548992"/></text:p>
        </text:list-item>
      </text:list>
      <text:list xml:id="list3129501990" text:style-name="L3">
        <text:list-item>
          <text:p text:style-name="P30"><text:bookmark text:name="MJXc-Node-17"/><text:bookmark text:name="MJXc-Node-18"/><text:bookmark text:name="MJXc-Node-19"/><text:bookmark text:name="MJXc-Node-20"/><text:bookmark text:name="MathJax-Element-5-Frame"/>H<text:bookmark text:name="MJXc-Node-21"/><text:change-start text:change-id="ct2157916541792"/><text:span text:style-name="T72">1</text:span><text:change-end text:change-id="ct2157916541792"/><text:change text:change-id="ct2157916545152"/>: <text:change text:change-id="ct2157916521872"/><text:change-start text:change-id="ct2157916528352"/><text:span text:style-name="T91">Los factores </text:span><text:span text:style-name="T8">son</text:span> depend<text:span text:style-name="T91">i</text:span>ent<text:span text:style-name="T91">es</text:span><text:change-end text:change-id="ct2157916528352"/><text:change text:change-id="ct2157916544912"/>. <text:change-start text:change-id="ct2157916544432"/><text:span text:style-name="T91">Conocer un factor ayuda a predecir el valor del otro factor.</text:span><text:change-end text:change-id="ct2157916544432"/><text:change text:change-id="ct2157916540592"/><text:change text:change-id="ct2157916557392"/></text:p>
        </text:list-item>
      </text:list>
      <text:p text:style-name="P16"/>
      <text:p text:style-name="P16"><text:change-start text:change-id="ct2157916533152"/></text:p>
      <text:p text:style-name="P16"/>
      <text:p text:style-name="P16"><text:change-end text:change-id="ct2157916533152"/></text:p>
      <text:p text:style-name="P3"><text:span text:style-name="T4">E</text:span><text:span text:style-name="T73">n función del tamaño de la tabla de contingencia </text:span><text:span text:style-name="T77">que estudiemos, tendremos que controlar los siguientes requisitos</text:span><text:span text:style-name="T73">: </text:span></text:p>
      <text:p text:style-name="P28"/>
      <text:p text:style-name="P15"><text:span text:style-name="T10">R</text:span>equisitos <text:span text:style-name="T74">p</text:span>ara tablas de contingencia de <text:span text:style-name="T9">m</text:span>ás de 2x2:</text:p>
      <text:list xml:id="list2731870079" text:style-name="L4">
        <text:list-item>
          <text:p text:style-name="P31">Cada instancia es independiente, o sea una observación por instancia</text:p>
        </text:list-item>
        <text:list-item>
          <text:p text:style-name="P31"><text:span text:style-name="T50">Según Yates </text:span><text:span text:style-name="T51">et al.</text:span><text:span text:style-name="T50">(1999) </text:span><text:span text:style-name="T69">ninguna celda debe ser </text:span><text:span text:style-name="T37">= 0</text:span><text:span text:style-name="T69">, y </text:span><text:span text:style-name="T70">mínimo el </text:span><text:span text:style-name="T38">8</text:span><text:span text:style-name="T68">0% de las celdas </text:span><text:span text:style-name="T70">deben ser &gt;= 5</text:span><text:span text:style-name="T50"> (el </text:span><text:span text:style-name="T27">2</text:span><text:span text:style-name="T50">0% de las celdas debe ser &lt; 5</text:span><text:span text:style-name="T11">).</text:span></text:p>
        </text:list-item>
      </text:list>
      <text:p text:style-name="P14"/>
      <text:p text:style-name="P14">Referencia: <text:s/><text:span text:style-name="T52">Yates, Moore &amp; McCabe, 1999, p. 734</text:span></text:p>
      <text:p text:style-name="P11"/>
      <text:p text:style-name="P11"/>
      <text:p text:style-name="P11"><text:change text:change-id="ct2157916526192"/></text:p>
      <text:p text:style-name="P12"><text:span text:style-name="T40">R</text:span><text:span text:style-name="T75">equisitos </text:span><text:span text:style-name="T41">p</text:span><text:span text:style-name="T75">ara tablas de contingencia de 2x2 </text:span><text:span text:style-name="T76">(</text:span><text:span text:style-name="T75">Cochran</text:span><text:span text:style-name="T76">)</text:span><text:span text:style-name="T75">:</text:span></text:p>
      <text:p text:style-name="P4"><text:span text:style-name="T79">Para tablas de contingencia de 2 factores con 2 niveles cada uno, </text:span><text:span text:style-name="T52">Cochran (1952, 1954) </text:span><text:span text:style-name="T60">recomienda cumplir estos requisitos:</text:span></text:p>
      <text:p text:style-name="P17"/>
      <text:p text:style-name="P17"/>
      <text:list xml:id="list4179548871" text:style-name="L5">
        <text:list-item>
          <text:p text:style-name="P32"><text:span text:style-name="T12">C</text:span><text:span text:style-name="T60">ada instancia es independiente, o sea una observación por instancia</text:span></text:p>
        </text:list-item>
        <text:list-item>
          <text:p text:style-name="P21"><text:span text:style-name="T61">Tod</text:span><text:span text:style-name="T14">os</text:span><text:span text:style-name="T61"> </text:span><text:span text:style-name="T14">los</text:span><text:span text:style-name="T61"> conteos e</text:span><text:span text:style-name="T13">s</text:span><text:span text:style-name="T61">perados deben ser</text:span><text:span text:style-name="T60"> &gt;</text:span><text:span text:style-name="T61">=</text:span><text:span text:style-name="T60">10. </text:span></text:p>
        </text:list-item>
      </text:list>
      <text:p text:style-name="P18"/>
      <text:list xml:id="list110550717069329" text:continue-numbering="true" text:style-name="L5">
        <text:list-item>
          <text:p text:style-name="P22"><text:span text:style-name="T60"><text:s/></text:span><text:span text:style-name="T62">Si hay algún conteo esperado con valor 5 &lt;= x &lt; 10, </text:span><text:span text:style-name="T64">algunos autores </text:span><text:span text:style-name="T15">recomiendan</text:span><text:span text:style-name="T62"> aplicar la corrección de Yates </text:span><text:span text:style-name="T63">para continuidad.</text:span></text:p>
          <text:p text:style-name="P19"/>
        </text:list-item>
        <text:list-item>
          <text:p text:style-name="P24"><text:span text:style-name="T65">Si hay algún conteo esperado que sea &lt; 5, se sustituye la prueba del </text:span><text:span text:style-name="T58">χ</text:span><text:span text:style-name="T46">2</text:span><text:span text:style-name="T65"> con la prueba Fisher exact test para tablas de contingencia de 2x2.</text:span></text:p>
        </text:list-item>
      </text:list>
      <text:p text:style-name="P5"><text:change-start text:change-id="ct2157916521152"/></text:p>
      <text:p text:style-name="P27"><text:span text:style-name="T88">La hipótesis que contrasta el test exacto de Fisher es la misma que la del</text:span><text:change-end text:change-id="ct2157916521152"/><text:change-start text:change-id="ct2157916529792"/><text:span text:style-name="T88"> </text:span><text:span text:style-name="T89">χ</text:span><text:span text:style-name="T48">2</text:span><text:span text:style-name="T90">.</text:span><text:change-end text:change-id="ct2157916529792"/></text:p>
      <text:p text:style-name="P5"/>
      <text:p text:style-name="P5"/>
      <text:list xml:id="list2933716816" text:style-name="L6">
        <text:list-item>
          <text:p text:style-name="P38"><text:span text:style-name="T71">Referencia: <text:s/></text:span><text:span text:style-name="T52">Cochran (1952, 1954) </text:span></text:p>
        </text:list-item>
      </text:list>
      <text:p text:style-name="P13"><text:change text:change-id="ct2157916566512"/><text:soft-page-break/><text:span text:style-name="T40">R</text:span><text:span text:style-name="T75">equisitos </text:span><text:span text:style-name="T41">p</text:span><text:span text:style-name="T75">ara tablas de contingencia de 2x2 </text:span><text:span text:style-name="T76">(</text:span><text:span text:style-name="T42">Campbell</text:span><text:span text:style-name="T76">)</text:span><text:span text:style-name="T75">:</text:span></text:p>
      <text:p text:style-name="P8"><text:span text:style-name="T80">Campbell (2007)</text:span><text:span text:style-name="T52"> </text:span><text:span text:style-name="T66">distingue 3 diseños de investigación que generan tablas de contingencia de 2x2</text:span><text:span text:style-name="T60">:</text:span></text:p>
      <text:p text:style-name="P20"/>
      <text:list xml:id="list3651978596" text:style-name="L7">
        <text:list-item>
          <text:p text:style-name="P33"><text:span text:style-name="T31">Ensayos comparativos </text:span><text:span text:style-name="T32">(Comparative trials)</text:span><text:span text:style-name="T31">:</text:span><text:span text:style-name="T60"> </text:span><text:span text:style-name="T67">L</text:span><text:span text:style-name="T17">as observaciones se obtuvieron de 2 poblaciones, </text:span><text:span text:style-name="T18">por lo que</text:span><text:span text:style-name="T19"> </text:span><text:span text:style-name="T20">la pregunta es si las proporciones de los 2 niveles del otro factor son iguales o no.</text:span></text:p>
        </text:list-item>
        <text:list-item>
          <text:p text:style-name="P34"><text:span text:style-name="T34">Estudio</text:span><text:span text:style-name="T32"> </text:span><text:span text:style-name="T33">transversal</text:span><text:span text:style-name="T32"> (Cross-sectional design)</text:span><text:span text:style-name="T31">: </text:span><text:span text:style-name="T22">L</text:span><text:span text:style-name="T23">as</text:span><text:span text:style-name="T22"> observaci</text:span><text:span text:style-name="T23">o</text:span><text:span text:style-name="T22">n</text:span><text:span text:style-name="T23">es</text:span><text:span text:style-name="T22"> del factor se obtiene</text:span><text:span text:style-name="T23">n</text:span><text:span text:style-name="T22"> de una única población y se cataloga</text:span><text:span text:style-name="T23">n</text:span><text:span text:style-name="T22"> en 2 niveles</text:span><text:span text:style-name="T21"> </text:span><text:span text:style-name="T22">dicotonímicos </text:span><text:span text:style-name="T24">y excluyentes</text:span><text:span text:style-name="T22"> (ejemplo:</text:span><text:span text:style-name="T21"> </text:span><text:span text:style-name="T22">prevalencia del ébola en 2007, </text:span><text:span text:style-name="T24">factor contagiado, niveles sano y contagiado</text:span><text:span text:style-name="T22">).</text:span></text:p>
        </text:list-item>
        <text:list-item>
          <text:p text:style-name="P23"><text:span text:style-name="T34">Estudio</text:span><text:span text:style-name="T32"> </text:span><text:span text:style-name="T35">de independencia 2x2</text:span><text:span text:style-name="T32"> (</text:span><text:span text:style-name="T35">2x2 independence trial</text:span><text:span text:style-name="T32">)</text:span><text:span text:style-name="T31">: </text:span><text:span text:style-name="T25">Raramente usado en la práctica</text:span></text:p>
        </text:list-item>
      </text:list>
      <text:p text:style-name="P7"/>
      <text:p text:style-name="P6"/>
      <text:p text:style-name="P10"><text:span text:style-name="T85">Según Campbell, los requisitos p</text:span><text:span text:style-name="T81">ara el test </text:span><text:span text:style-name="T58">χ</text:span><text:span text:style-name="T45">2</text:span><text:span text:style-name="T81"> </text:span><text:span text:style-name="T6">en</text:span><text:span text:style-name="T82"> los ensayos compara</text:span><text:span text:style-name="T5">t</text:span><text:span text:style-name="T82">ivos y los estudios transversales </text:span><text:span text:style-name="T86">son</text:span><text:span text:style-name="T82">:</text:span></text:p>
      <text:list xml:id="list3034834421" text:style-name="L8">
        <text:list-item>
          <text:p text:style-name="P39"><text:span text:style-name="T26">Si todos los conteos esperados son &gt;= 1, <text:s/>se debe emplear el </text:span><text:span text:style-name="T36">test </text:span><text:span text:style-name="T39">χ</text:span><text:span text:style-name="T47">2</text:span><text:span text:style-name="T36"> N-1 </text:span><text:span text:style-name="T26">(N -1 chi-squared test).</text:span><text:span text:style-name="T52"> </text:span></text:p>
        </text:list-item>
        <text:list-item>
          <text:p text:style-name="P40"><text:span text:style-name="T83">Si algún conteo </text:span><text:span text:style-name="T7">= </text:span><text:span text:style-name="T83">0, </text:span><text:span text:style-name="T87">se debe usar </text:span><text:span text:style-name="T83">el </text:span><text:span text:style-name="T78">test de Fisher-Irwin</text:span><text:span text:style-name="T83"> (Fisher-Irwin test) </text:span><text:span text:style-name="T84">de dos colas y con la regla de Irwin.</text:span></text:p>
        </text:list-item>
      </text:list>
      <text:p text:style-name="P9"/>
      <text:p text:style-name="P9"/>
      <text:list xml:id="list928592901" text:style-name="L9">
        <text:list-item>
          <text:p text:style-name="P41"><text:span text:style-name="T71">Referencia: <text:s/></text:span><text:span text:style-name="T16">Campbell</text:span><text:span text:style-name="T52"> (</text:span><text:span text:style-name="T16">2007</text:span><text:span text:style-name="T52">) </text:span></text:p>
        </text:list-item>
      </text:list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0% 100%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1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andos" style:family="text">
      <style:text-properties fo:color="#b2b2b2" loext:opacity="100%" style:text-position="0% 100%" style:font-name="Console" fo:font-family="Console" fo:language="es" fo:country="ES" fo:font-weight="normal" fo:background-color="#000000" style:language-asian="zxx" style:country-asian="none" style:font-weight-asian="normal" style:language-complex="zxx" style:country-complex="none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3H34M27S</meta:editing-duration>
    <meta:editing-cycles>281</meta:editing-cycles>
    <meta:generator>LibreOffice/7.0.6.2$Windows_X86_64 LibreOffice_project/144abb84a525d8e30c9dbbefa69cbbf2d8d4ae3b</meta:generator>
    <dc:date>2021-07-11T11:05:49.513000000</dc:date>
    <meta:document-statistic meta:table-count="0" meta:image-count="0" meta:object-count="0" meta:page-count="2" meta:paragraph-count="27" meta:word-count="436" meta:character-count="2578" meta:non-whitespace-character-count="2173"/>
    <meta:user-defined meta:name="Info 1"/>
    <meta:user-defined meta:name="Info 2"/>
    <meta:user-defined meta:name="Info 3"/>
    <meta:user-defined meta:name="Info 4"/>
  </office:meta>
</office:document-meta>
</file>